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19cm" fo:min-width="0.578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0.847cm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9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651cm" svg:x="2.778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05cm" svg:height="1.778cm" svg:x="8.366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2.032cm" svg:height="1.778cm" svg:x="15.097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628cm" svg:height="0.962cm" svg:x="5.064cm" svg:y="9.382cm">
          <draw:text-box>
            <text:p>Bob</text:p>
          </draw:text-box>
        </draw:frame>
        <draw:frame draw:style-name="gr4" draw:text-style-name="P2" draw:layer="layout" svg:width="1.704cm" svg:height="0.962cm" svg:x="10.779cm" svg:y="14.589cm">
          <draw:text-box>
            <text:p>Otto</text:p>
          </draw:text-box>
        </draw:frame>
        <draw:frame draw:style-name="gr4" draw:text-style-name="P2" draw:layer="layout" svg:width="2.504cm" svg:height="0.962cm" svg:x="17.764cm" svg:y="12.811cm">
          <draw:text-box>
            <text:p>Nadine</text:p>
          </draw:text-box>
        </draw:frame>
        <draw:connector draw:style-name="gr5" draw:text-style-name="P1" draw:layer="layout" svg:x1="4.302cm" svg:y1="9.065cm" svg:x2="15.097cm" svg:y2="11.795cm" draw:start-shape="id1" draw:start-glue-point="10" draw:end-shape="id2" draw:end-glue-point="6" svg:d="M4302 9065h5398v2730h5397" svg:viewBox="0 0 10796 2731">
          <text:p/>
        </draw:connector>
        <draw:connector draw:style-name="gr5" draw:text-style-name="P1" draw:layer="layout" svg:x1="10.271cm" svg:y1="14.081cm" svg:x2="15.394cm" svg:y2="12.424cm" draw:start-shape="id3" draw:start-glue-point="10" draw:end-shape="id2" draw:end-glue-point="7" svg:d="M10271 14081h5123v-1657" svg:viewBox="0 0 5124 1658">
          <text:p/>
        </draw:connector>
        <draw:frame draw:style-name="gr4" draw:text-style-name="P2" draw:layer="layout" svg:width="0.853cm" svg:height="0.962cm" svg:x="11.287cm" svg:y="15.605cm">
          <draw:text-box>
            <text:p>1</text:p>
          </draw:text-box>
        </draw:frame>
        <draw:frame draw:style-name="gr4" draw:text-style-name="P2" draw:layer="layout" svg:width="0.853cm" svg:height="0.962cm" svg:x="17.764cm" svg:y="11.922cm">
          <draw:text-box>
            <text:p>4</text:p>
          </draw:text-box>
        </draw:frame>
        <draw:frame draw:style-name="gr4" draw:text-style-name="P2" draw:layer="layout" svg:width="0.853cm" svg:height="0.962cm" svg:x="5.318cm" svg:y="10.779cm">
          <draw:text-box>
            <text:p>7</text:p>
          </draw:text-box>
        </draw:frame>
        <draw:frame draw:style-name="gr4" draw:text-style-name="P2" draw:layer="layout" svg:width="5.176cm" svg:height="5.228cm" svg:x="2.905cm" svg:y="20.304cm">
          <draw:text-box>
            <text:p>Bob/Otto = ?</text:p>
            <text:p>Bob/Nadine = 3</text:p>
            <text:p>Otto/Nadine = -3</text:p>
            <text:p>3-(-3)=6</text:p>
            <text:p>Bob/Otto = 6</text:p>
            <text:p/>
            <text:p/>
          </draw:text-box>
        </draw:frame>
        <draw:frame draw:style-name="gr4" draw:text-style-name="P2" draw:layer="layout" svg:width="12.893cm" svg:height="0.962cm" svg:x="3.032cm" svg:y="3.159cm">
          <draw:text-box>
            <text:p>Finding relative positions / angular velocities</text:p>
          </draw:text-box>
        </draw:frame>
        <draw:frame draw:style-name="gr4" draw:text-style-name="P2" draw:layer="layout" svg:width="4.964cm" svg:height="3.806cm" svg:x="10.652cm" svg:y="20.685cm">
          <draw:text-box>
            <text:p>Nadine/Otto =?</text:p>
            <text:p>Bob/Nadine = 3</text:p>
            <text:p>Bob/Otto = 6</text:p>
            <text:p>-3-(-6)=3</text:p>
            <text:p>Nadine/Otto = 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0:57:48.932446254</meta:creation-date>
    <dc:date>2022-01-09T11:24:04.323961914</dc:date>
    <meta:editing-duration>PT5M34S</meta:editing-duration>
    <meta:editing-cycles>1</meta:editing-cycles>
    <meta:document-statistic meta:object-count="14"/>
    <meta:generator>LibreOffice/6.4.7.2$Linux_X86_64 LibreOffice_project/40$Build-2</meta:generator>
  </office:meta>
</office:document-meta>
</file>